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793" officeooo:paragraph-rsid="00193793"/>
    </style:style>
    <style:style style:name="P2" style:family="paragraph" style:parent-style-name="Standard" style:list-style-name="L1">
      <style:text-properties officeooo:rsid="00193793" officeooo:paragraph-rsid="00193793"/>
    </style:style>
    <style:style style:name="P3" style:family="paragraph" style:parent-style-name="Standard">
      <style:text-properties officeooo:rsid="0019c24a" officeooo:paragraph-rsid="0019c24a"/>
    </style:style>
    <style:style style:name="P4" style:family="paragraph" style:parent-style-name="Standard" style:list-style-name="L2">
      <style:text-properties officeooo:rsid="0019c24a" officeooo:paragraph-rsid="0019c24a"/>
    </style:style>
    <style:style style:name="P5" style:family="paragraph" style:parent-style-name="Standard" style:list-style-name="L4">
      <style:text-properties officeooo:rsid="0019c24a" officeooo:paragraph-rsid="0019c24a"/>
    </style:style>
    <style:style style:name="P6" style:family="paragraph" style:parent-style-name="Standard" style:list-style-name="L4">
      <style:text-properties officeooo:paragraph-rsid="0019c24a"/>
    </style:style>
    <style:style style:name="P7" style:family="paragraph" style:parent-style-name="Standard" style:list-style-name="L5">
      <style:text-properties officeooo:rsid="001ad646" officeooo:paragraph-rsid="001ad646"/>
    </style:style>
    <style:style style:name="P8" style:family="paragraph" style:parent-style-name="Standard">
      <style:text-properties officeooo:rsid="001ad646" officeooo:paragraph-rsid="001ad646"/>
    </style:style>
    <style:style style:name="P9" style:family="paragraph" style:parent-style-name="Standard" style:list-style-name="L7">
      <style:text-properties officeooo:rsid="001ad646" officeooo:paragraph-rsid="001ad646"/>
    </style:style>
    <style:style style:name="P10" style:family="paragraph" style:parent-style-name="Standard" style:list-style-name="L8">
      <style:text-properties officeooo:rsid="001b86fe" officeooo:paragraph-rsid="001b86fe"/>
    </style:style>
    <style:style style:name="P11" style:family="paragraph" style:parent-style-name="Standard">
      <style:text-properties officeooo:rsid="001b86fe" officeooo:paragraph-rsid="001b86fe"/>
    </style:style>
    <style:style style:name="T1" style:family="text">
      <style:text-properties officeooo:rsid="0019c24a"/>
    </style:style>
    <style:style style:name="T2" style:family="text">
      <style:text-properties officeooo:rsid="001ad646"/>
    </style:style>
    <style:style style:name="T3" style:family="text">
      <style:text-properties officeooo:rsid="001b86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ASYUNI</text:p>
      <text:p text:style-name="P1"><text:span text:style-name="T1">(</text:span>INFOSTUD_2<text:span text:style-name="T1">)</text:span></text:p>
      <text:p text:style-name="P1"/>
      <text:p text:style-name="P1">- profilato per studente universitario;</text:p>
      <text:p text:style-name="P1">- mantiene info sugli esami dati/ ancora da dare;</text:p>
      <text:list xml:id="list498159963" text:style-name="L1">
        <text:list-item>
          <text:p text:style-name="P2">info generali sull’esame(voto)</text:p>
        </text:list-item>
      </text:list>
      <text:p text:style-name="P1">-<text:span text:style-name="T1">1.</text:span>homepage di benvenuto con descrizione(cosa si può fare, utilità) del sito: parte alta, login(register se non si è ancora registrati e si rinvia alla pagina di registrazione): parte intermedia;</text:p>
      <text:p text:style-name="P3">2. pagina utente loggato:</text:p>
      <text:p text:style-name="P3"/>
      <text:list xml:id="list2346843959" text:style-name="L2">
        <text:list-item>
          <text:p text:style-name="P4">info personali;</text:p>
        </text:list-item>
        <text:list-item>
          <text:p text:style-name="P4">statistiche: media, numero crediti etc.</text:p>
        </text:list-item>
        <text:list-item>
          <text:p text:style-name="P4">Tabella esami:</text:p>
          <text:list>
            <text:list-item>
              <text:p text:style-name="P4">riga: nome esame, passato/non passato, voto</text:p>
            </text:list-item>
            <text:list-item>
              <text:p text:style-name="P4">bottoni CRUD: show, edit –&gt; nuova pagina per update, remove;</text:p>
            </text:list-item>
            <text:list-item>
              <text:p text:style-name="P4">bottone add per aggiungere nuovo esame: reindirizzamento ad una form che raccolga info sull’esame.</text:p>
            </text:list-item>
          </text:list>
        </text:list-item>
      </text:list>
      <text:p text:style-name="P3"/>
      <text:p text:style-name="P3">3. pagina dell’esame:</text:p>
      <text:p text:style-name="P3"/>
      <text:p text:style-name="P3">- <text:span text:style-name="T2">info generali;</text:span></text:p>
      <text:p text:style-name="P3">- sezione link a materiale:</text:p>
      <text:list xml:id="list2203592069" text:style-name="L4">
        <text:list-item>
          <text:p text:style-name="P6"><text:span text:style-name="T1">personale (locale o link a cloud);</text:span></text:p>
        </text:list-item>
        <text:list-item>
          <text:p text:style-name="P5">riferimenti esterni tipo link Youtube.</text:p>
        </text:list-item>
      </text:list>
      <text:p text:style-name="P8"/>
      <text:p text:style-name="P8">- sezione professore:</text:p>
      <text:list xml:id="list2409470090" text:style-name="L7">
        <text:list-item>
          <text:p text:style-name="P9">pagina web;</text:p>
        </text:list-item>
        <text:list-item>
          <text:p text:style-name="P9">pagina del corso.</text:p>
        </text:list-item>
        <text:list-item>
          <text:p text:style-name="P9"/>
        </text:list-item>
      </text:list>
      <text:p text:style-name="P8">-sezione suddivisione del programma: <text:span text:style-name="T3">(utile per esempio quando si prepara l’esame)</text:span></text:p>
      <text:list xml:id="list702284549" text:style-name="L8">
        <text:list-item>
          <text:p text:style-name="P10">lista argomenti e pallino che dice quanto sono preparato su quell’argomento.</text:p>
          <text:p text:style-name="P10"/>
        </text:list-item>
      </text:list>
      <text:p text:style-name="P11">- sezione per il calcolo della sequenza ottima degli esami.(secondo diverse metriche tipo massima distanza etc.) </text:p>
      <text:p text:style-name="P3"/>
      <text:p text:style-name="P3">- <text:span text:style-name="T2">note utili:</text:span></text:p>
      <text:list xml:id="list3593464052" text:style-name="L5">
        <text:list-item>
          <text:p text:style-name="P7">errori commessi all’esame;</text:p>
        </text:list-item>
        <text:list-item>
          <text:p text:style-name="P7">argomenti su cui si hanno maggiori lacune.</text:p>
        </text:list-item>
      </text:list>
      <text:p text:style-name="P3"/>
      <text:p text:style-name="P1"/>
      <text:p text:style-name="P1"/>
      <text:p text:style-name="P1">FAQ</text:p>
      <text:p text:style-name="P1">Perchè dovrebbe essere utile mantenere esami passati?</text:p>
      <text:p text:style-name="P1">Se in caso volessi approfondire la materia anche dopo l’esa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12:16:17.455588189</meta:creation-date>
    <dc:date>2021-04-09T12:54:43.567864931</dc:date>
    <meta:editing-duration>PT7M55S</meta:editing-duration>
    <meta:editing-cycles>1</meta:editing-cycles>
    <meta:generator>LibreOffice/7.0.3.1$Linux_X86_64 LibreOffice_project/00$Build-1</meta:generator>
    <meta:document-statistic meta:table-count="0" meta:image-count="0" meta:object-count="0" meta:page-count="1" meta:paragraph-count="32" meta:word-count="206" meta:character-count="1299" meta:non-whitespace-character-count="1138"/>
  </office:meta>
</office:document-meta>
</file>